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ebb0" officeooo:paragraph-rsid="000debb0"/>
    </style:style>
    <style:style style:name="P2" style:family="paragraph" style:parent-style-name="Standard">
      <style:text-properties officeooo:rsid="00115761" officeooo:paragraph-rsid="00115761"/>
    </style:style>
    <style:style style:name="P3" style:family="paragraph" style:parent-style-name="Standard">
      <style:text-properties officeooo:rsid="0012bd9d" officeooo:paragraph-rsid="0012bd9d"/>
    </style:style>
    <style:style style:name="P4" style:family="paragraph" style:parent-style-name="Standard">
      <style:text-properties officeooo:rsid="0012c422" officeooo:paragraph-rsid="0012c422"/>
    </style:style>
    <style:style style:name="P5" style:family="paragraph" style:parent-style-name="Standard">
      <style:text-properties officeooo:rsid="001343c0" officeooo:paragraph-rsid="001343c0"/>
    </style:style>
    <style:style style:name="P6" style:family="paragraph" style:parent-style-name="Standard">
      <style:text-properties officeooo:rsid="0013f437" officeooo:paragraph-rsid="0013f437"/>
    </style:style>
    <style:style style:name="P7" style:family="paragraph" style:parent-style-name="Standard">
      <style:text-properties officeooo:rsid="00115761" officeooo:paragraph-rsid="00115761"/>
    </style:style>
    <style:style style:name="P8" style:family="paragraph" style:parent-style-name="Standard">
      <style:text-properties officeooo:rsid="00115761" officeooo:paragraph-rsid="0019f1e3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ebb0" officeooo:paragraph-rsid="000debb0"/>
    </style:style>
    <style:style style:name="P10" style:family="paragraph" style:parent-style-name="Standard">
      <style:text-properties style:text-underline-style="solid" style:text-underline-width="auto" style:text-underline-color="font-color" officeooo:rsid="0012bd9d" officeooo:paragraph-rsid="0012bd9d"/>
    </style:style>
    <style:style style:name="P11" style:family="paragraph" style:parent-style-name="Standard">
      <style:text-properties style:text-underline-style="solid" style:text-underline-width="auto" style:text-underline-color="font-color" officeooo:rsid="0012c422" officeooo:paragraph-rsid="0012c422"/>
    </style:style>
    <style:style style:name="P12" style:family="paragraph" style:parent-style-name="Standard">
      <style:text-properties style:text-underline-style="solid" style:text-underline-width="auto" style:text-underline-color="font-color" officeooo:rsid="0013f437" officeooo:paragraph-rsid="0013f437"/>
    </style:style>
    <style:style style:name="P13" style:family="paragraph" style:parent-style-name="Standard">
      <style:text-properties officeooo:rsid="0012bd9d" officeooo:paragraph-rsid="0012bd9d"/>
    </style:style>
    <style:style style:name="P14" style:family="paragraph" style:parent-style-name="Standard">
      <style:text-properties officeooo:rsid="0012c422" officeooo:paragraph-rsid="0012c422"/>
    </style:style>
    <style:style style:name="P15" style:family="paragraph" style:parent-style-name="Standard">
      <style:text-properties officeooo:rsid="001343c0" officeooo:paragraph-rsid="001343c0"/>
    </style:style>
    <style:style style:name="P16" style:family="paragraph" style:parent-style-name="Standard">
      <style:text-properties officeooo:rsid="0013f437" officeooo:paragraph-rsid="0013f437"/>
    </style:style>
    <style:style style:name="T1" style:family="text">
      <style:text-properties officeooo:rsid="000e6f49"/>
    </style:style>
    <style:style style:name="T2" style:family="text">
      <style:text-properties officeooo:rsid="0012a5e8"/>
    </style:style>
    <style:style style:name="T3" style:family="text">
      <style:text-properties officeooo:rsid="0012bd9d"/>
    </style:style>
    <style:style style:name="T4" style:family="text">
      <style:text-properties officeooo:rsid="0012c422"/>
    </style:style>
    <style:style style:name="T5" style:family="text">
      <style:text-properties officeooo:rsid="0013f437"/>
    </style:style>
    <style:style style:name="T6" style:family="text">
      <style:text-properties officeooo:rsid="00157cbb"/>
    </style:style>
    <style:style style:name="T7" style:family="text">
      <style:text-properties officeooo:rsid="0015b00f"/>
    </style:style>
    <style:style style:name="T8" style:family="text">
      <style:text-properties officeooo:rsid="001745f5"/>
    </style:style>
    <style:style style:name="T9" style:family="text">
      <style:text-properties officeooo:rsid="0019f1e3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1cc479"/>
    </style:style>
    <style:style style:name="T12" style:family="text">
      <style:text-properties officeooo:rsid="001d4be9"/>
    </style:style>
    <style:style style:name="T13" style:family="text">
      <style:text-properties officeooo:rsid="002098cd"/>
    </style:style>
    <style:style style:name="T14" style:family="text">
      <style:text-properties officeooo:rsid="002362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9">1. </text:span>Fiche d’identit<text:span text:style-name="T9">é</text:span></text:p>
      <text:p text:style-name="P1"/>
      <text:p text:style-name="P1">- Titre et éventuel acronyme : <text:span text:style-name="T1">Interface graphique et intelligence artificielle pour le jeu </text:span>Pingouins <text:span text:style-name="T7">(aiPingouin)</text:span></text:p>
      <text:p text:style-name="P2"/>
      <text:p text:style-name="P2">- Tuteur ou Commanditaire : B. Chouvion</text:p>
      <text:p text:style-name="P2"/>
      <text:p text:style-name="P8"><text:span text:style-name="T10">Contexte :</text:span> </text:p>
      <text:p text:style-name="P8"/>
      <text:p text:style-name="P8"><text:span text:style-name="T8">une application mobile est déjà disponible sur internet. Se pose alors les questions de la propriété intellectuelle (vis à vis des créateurs de l’application) et des droits d’usage (vis à vis de l’entreprise qui a créé le jeu).</text:span></text:p>
      <text:p text:style-name="P2"/>
      <text:p text:style-name="P2">- Origine du besoin : <text:span text:style-name="T2">Découverte de la programmation d’une intelligence artificielle, faire découvrir le jeu Pingouin, permettre d’y jouer seul et répondre aux critiques des utilisateurs (commentaires des joueurs : le jeu est trop long à mettre en place, ici en version numérique, pas de temps d’installation).</text:span></text:p>
      <text:p text:style-name="P2"/>
      <text:p text:style-name="P2">- Enjeux : <text:span text:style-name="T3">Travail en groupe autour d’une problématique commune</text:span></text:p>
      <text:p text:style-name="P2"/>
      <text:p text:style-name="P10">Objectifs :</text:p>
      <text:p text:style-name="P3"/>
      <text:p text:style-name="P3">- Objectif général : <text:span text:style-name="T11">Modélisation des principes du jeu. </text:span>Créer une interface graphique pour le jeu Pingouins et une intelligence capable de jouer contre un humain ou contre elle-même.</text:p>
      <text:p text:style-name="P3"/>
      <text:p text:style-name="P3">- Indicateurs mesurables de réussite : <text:s/><text:span text:style-name="T4">Réalisation de l’application, rapport nombre de victoires de l’ia sur le nombre de parties jouées</text:span></text:p>
      <text:p text:style-name="P3"/>
      <text:p text:style-name="P4">- Nature du livrable principal : application <text:span text:style-name="T12">sur ordinateur (et adaptation pour téléphone si on a le temps).</text:span></text:p>
      <text:p text:style-name="P4"/>
      <text:p text:style-name="P11">Périmètre :</text:p>
      <text:p text:style-name="P4"/>
      <text:p text:style-name="P4">- Acteurs : Etudiants en première année à Centrale Lyon (Fazil Mouhamad, Edouard-Louis Tambiradja, Enzo Delepine, Rémi Di Guardia, Nicolas Ménard, Alexandre Magueresse), <text:span text:style-name="T6">utilisateurs de l’application, tuteur et commanditaire</text:span></text:p>
      <text:p text:style-name="P4"/>
      <text:p text:style-name="P5">- Ressource : <text:span text:style-name="T5">Bibliothèque de l’établissement, internet, PE existants sur le même sujet (jeu de Go)</text:span></text:p>
      <text:p text:style-name="P5"/>
      <text:p text:style-name="P5">- Environnement et interface du projet : <text:span text:style-name="T13">club jeu de société</text:span></text:p>
      <text:p text:style-name="P5"/>
      <text:p text:style-name="P12">Contraintes :</text:p>
      <text:p text:style-name="P6"/>
      <text:p text:style-name="P6">- Coûts : dans la limite de 300€ <text:span text:style-name="T9">(bien inférieur en réalité), coûts liés à l’utilisation des ressources</text:span></text:p>
      <text:p text:style-name="P6"/>
      <text:p text:style-name="P6">- Délais : 9 mois</text:p>
      <text:p text:style-name="P6"/>
      <text:p text:style-name="P6">- Autres contraintes : <text:span text:style-name="T14">contacter le créateur du jeu. Si mise en ligne du jeu, soumission à une réglementation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4:43:00.988262602</meta:creation-date>
    <dc:date>2017-11-07T16:48:26.704959681</dc:date>
    <meta:editing-duration>PT22M7S</meta:editing-duration>
    <meta:editing-cycles>26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296" meta:character-count="1858" meta:non-whitespace-character-count="1579"/>
  </office:meta>
</office:document-meta>
</file>